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marker-start="" draw:marker-end="" draw:textarea-horizontal-align="center" draw:textarea-vertical-align="middle"/>
    </style:style>
    <style:style style:name="gr4" style:family="graphic" style:parent-style-name="standard">
      <style:graphic-properties draw:marker-start="Arrow" draw:marker-end="" draw:fill="solid" draw:fill-color="#0099ff" draw:textarea-horizontal-align="center" draw:textarea-vertical-align="middle"/>
    </style:style>
    <style:style style:name="gr5" style:family="graphic" style:parent-style-name="standard">
      <style:graphic-properties draw:marker-start="Arrow" draw:marker-end="" draw:fill="solid" draw:fill-color="#33cc66" draw:textarea-horizontal-align="center" draw:textarea-vertical-align="middle"/>
    </style:style>
    <style:style style:name="gr6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" draw:fill="solid" draw:fill-color="#ff6633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start="Arrow" draw:marker-end="" draw:fill="none" draw:fill-color="#ffffff" fo:min-height="0.635cm"/>
    </style:style>
    <style:style style:name="gr9" style:family="graphic" style:parent-style-name="standard">
      <style:graphic-properties draw:marker-start="Arrow" draw:marker-end="" draw:fill="solid" draw:fill-color="#ff420e" draw:textarea-horizontal-align="center" draw:textarea-vertical-align="middle"/>
    </style:style>
    <style:style style:name="gr10" style:family="graphic" style:parent-style-name="standard">
      <style:graphic-properties draw:marker-start="Arrow" draw:marker-end="" draw:fill="solid" draw:fill-color="#9999ff" draw:textarea-horizontal-align="center" draw:textarea-vertical-align="middle"/>
    </style:style>
    <style:style style:name="gr11" style:family="graphic" style:parent-style-name="standard">
      <style:graphic-properties draw:marker-start="" draw:marker-end="Arrow" draw:textarea-horizontal-align="center" draw:textarea-vertical-align="middle"/>
    </style:style>
    <style:style style:name="gr12" style:family="graphic" style:parent-style-name="standard">
      <style:graphic-properties draw:marker-start="" draw:marker-end="" draw:fill="solid" draw:fill-color="#eb613d" draw:textarea-horizontal-align="center" draw:textarea-vertical-align="middle"/>
    </style:style>
    <style:style style:name="gr13" style:family="graphic" style:parent-style-name="standard">
      <style:graphic-properties draw:marker-start="" draw:marker-end="Arrow" draw:marker-end-width="0.3cm" draw:fill="solid" draw:fill-color="#eb613d" draw:textarea-horizontal-align="center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9" draw:layer="layout" svg:width="6.35cm" svg:height="5.08cm" svg:x="21.32cm" svg:y="9.89cm">
          <text:p text:style-name="P1"><text:span text:style-name="T1">ATMega644P</text:span></text:p>
        </draw:rect>
        <draw:rect draw:style-name="gr2" draw:text-style-name="P2" draw:id="id16" draw:layer="layout" svg:width="4.445cm" svg:height="1.905cm" svg:x="28.505cm" svg:y="2.905cm">
          <text:p text:style-name="P2"><text:span text:style-name="T2">9V MC98M09</text:span></text:p>
          <text:p text:style-name="P2"><text:span text:style-name="T3">Camera Power Supply</text:span></text:p>
        </draw:rect>
        <draw:rect draw:style-name="gr2" draw:text-style-name="P2" draw:id="id1" draw:layer="layout" svg:width="3.81cm" svg:height="1.27cm" svg:x="6.08cm" svg:y="2.905cm">
          <text:p text:style-name="P2"><text:span text:style-name="T2">5V ZLDO1117</text:span></text:p>
          <text:p text:style-name="P2"><text:span text:style-name="T3">5V Power Supply</text:span></text:p>
        </draw:rect>
        <draw:rect draw:style-name="gr2" draw:text-style-name="P2" draw:id="id2" draw:layer="layout" svg:width="3.81cm" svg:height="1.905cm" svg:x="1cm" svg:y="5.445cm">
          <text:p text:style-name="P2"><text:span text:style-name="T2">-5V TPS60403</text:span></text:p>
          <text:p text:style-name="P2"><text:span text:style-name="T3">-5V for audio Amp</text:span></text:p>
        </draw:rect>
        <draw:rect draw:style-name="gr2" draw:text-style-name="P2" draw:id="id6" draw:layer="layout" svg:width="4.445cm" svg:height="1.905cm" svg:x="10.525cm" svg:y="5.445cm">
          <text:p text:style-name="P2"><text:span text:style-name="T2">3V AP1117E33G</text:span></text:p>
          <text:p text:style-name="P2"><text:span text:style-name="T3">Sensor Power Supply</text:span></text:p>
        </draw:rect>
        <draw:connector draw:style-name="gr3" draw:text-style-name="P2" draw:layer="layout" svg:x1="7.985cm" svg:y1="4.175cm" svg:x2="2.905cm" svg:y2="5.445cm" draw:start-shape="id1" draw:start-glue-point="2" draw:end-shape="id2" draw:end-glue-point="0" svg:d="m7985 4175v635h-5080v635">
          <text:p/>
        </draw:connector>
        <draw:rect draw:style-name="gr4" draw:text-style-name="P3" draw:id="id15" draw:layer="layout" svg:width="4.445cm" svg:height="1.905cm" svg:x="35.195cm" svg:y="6.715cm">
          <text:p text:style-name="P2"><text:span text:style-name="T2">Camera</text:span></text:p>
        </draw:rect>
        <draw:rect draw:style-name="gr5" draw:text-style-name="P3" draw:id="id4" draw:layer="layout" svg:width="3.81cm" svg:height="1.905cm" svg:x="3.406cm" svg:y="11.16cm">
          <text:p text:style-name="P2"><text:span text:style-name="T2">Op-Amp</text:span></text:p>
          <text:p text:style-name="P2"><text:span text:style-name="T2">TL075</text:span></text:p>
        </draw:rect>
        <draw:rect draw:style-name="gr5" draw:text-style-name="P3" draw:id="id3" draw:layer="layout" svg:width="3.81cm" svg:height="1.905cm" svg:x="3.406cm" svg:y="13.7cm">
          <text:p text:style-name="P2"><text:span text:style-name="T2">Differential </text:span></text:p>
          <text:p text:style-name="P2"><text:span text:style-name="T2">Audio Driver</text:span></text:p>
        </draw:rect>
        <draw:circle draw:style-name="gr5" draw:text-style-name="P3" draw:id="id5" draw:layer="layout" svg:width="1.27cm" svg:height="1.27cm" svg:x="4.676cm" svg:y="9.255cm">
          <text:p text:style-name="P2"><text:span text:style-name="T2">Mic</text:span></text:p>
        </draw:circle>
        <draw:connector draw:style-name="gr3" draw:text-style-name="P2" draw:layer="layout" svg:x1="3.406cm" svg:y1="14.652cm" svg:x2="3.406cm" svg:y2="12.112cm" draw:start-shape="id3" draw:start-glue-point="3" draw:end-shape="id4" draw:end-glue-point="3" svg:d="m3406 14652h-501v-2540h501">
          <text:p/>
        </draw:connector>
        <draw:connector draw:style-name="gr3" draw:text-style-name="P2" draw:layer="layout" svg:x1="3.406cm" svg:y1="12.112cm" svg:x2="2.905cm" svg:y2="7.35cm" draw:start-shape="id4" draw:start-glue-point="3" draw:end-shape="id2" draw:end-glue-point="2" svg:d="m3406 12112h-501v-4762">
          <text:p/>
        </draw:connector>
        <draw:connector draw:style-name="gr3" draw:text-style-name="P2" draw:layer="layout" svg:x1="5.311cm" svg:y1="10.525cm" svg:x2="5.311cm" svg:y2="11.16cm" draw:start-shape="id5" draw:start-glue-point="2" draw:end-shape="id4" draw:end-glue-point="0" svg:d="m5311 10525v635">
          <text:p/>
        </draw:connector>
        <draw:connector draw:style-name="gr3" draw:text-style-name="P2" draw:layer="layout" svg:x1="5.311cm" svg:y1="13.065cm" svg:x2="5.311cm" svg:y2="13.7cm" draw:start-shape="id4" draw:start-glue-point="2" draw:end-shape="id3" draw:end-glue-point="0" svg:d="m5311 13065v635">
          <text:p/>
        </draw:connector>
        <draw:line draw:style-name="gr6" draw:text-style-name="P2" draw:layer="layout" svg:x1="7.985cm" svg:y1="2.905cm" svg:x2="7.985cm" svg:y2="1.635cm">
          <text:p/>
        </draw:line>
        <draw:connector draw:style-name="gr3" draw:text-style-name="P2" draw:layer="layout" svg:x1="7.985cm" svg:y1="4.175cm" svg:x2="7.216cm" svg:y2="12.112cm" draw:start-shape="id1" draw:start-glue-point="2" draw:end-shape="id4" draw:end-glue-point="1" svg:d="m7985 4175v7937h-769">
          <text:p/>
        </draw:connector>
        <draw:connector draw:style-name="gr3" draw:text-style-name="P2" draw:layer="layout" svg:x1="7.985cm" svg:y1="4.175cm" svg:x2="7.216cm" svg:y2="14.652cm" draw:start-shape="id1" draw:start-glue-point="2" draw:end-shape="id3" draw:end-glue-point="1" svg:d="m7985 4175v10477h-769">
          <text:p/>
        </draw:connector>
        <draw:connector draw:style-name="gr3" draw:text-style-name="P2" draw:layer="layout" svg:x1="7.985cm" svg:y1="4.175cm" svg:x2="12.747cm" svg:y2="5.445cm" draw:start-shape="id1" draw:start-glue-point="2" draw:end-shape="id6" svg:d="m7985 4175v635h4762v635">
          <text:p/>
        </draw:connector>
        <draw:rect draw:style-name="gr7" draw:text-style-name="P3" draw:id="id7" draw:layer="layout" svg:width="4.445cm" svg:height="1.905cm" svg:x="10.525cm" svg:y="9.89cm">
          <text:p text:style-name="P2"><text:span text:style-name="T2">Accelerometer</text:span></text:p>
          <text:p text:style-name="P2"><text:span text:style-name="T2">MMA8541Q</text:span></text:p>
        </draw:rect>
        <draw:rect draw:style-name="gr7" draw:text-style-name="P3" draw:id="id8" draw:layer="layout" svg:width="4.445cm" svg:height="1.905cm" svg:x="10.525cm" svg:y="13.065cm">
          <text:p text:style-name="P2"><text:span text:style-name="T2">Barometer</text:span></text:p>
          <text:p text:style-name="P2"><text:span text:style-name="T2">SCP1000-D11</text:span></text:p>
        </draw:rect>
        <draw:connector draw:style-name="gr3" draw:text-style-name="P2" draw:layer="layout" svg:x1="10.525cm" svg:y1="6.397cm" svg:x2="10.525cm" svg:y2="10.842cm" draw:start-shape="id6" draw:start-glue-point="3" draw:end-shape="id7" draw:end-glue-point="3" svg:d="m10525 6397h-501v4445h501">
          <text:p/>
        </draw:connector>
        <draw:connector draw:style-name="gr3" draw:text-style-name="P2" draw:layer="layout" svg:x1="10.525cm" svg:y1="14.017cm" svg:x2="10.525cm" svg:y2="6.397cm" draw:start-shape="id8" draw:start-glue-point="3" draw:end-shape="id6" svg:d="m10525 14017h-501v-7620h501">
          <text:p/>
        </draw:connector>
        <draw:connector draw:style-name="gr3" draw:text-style-name="P2" draw:layer="layout" draw:line-skew="-1.27cm" svg:x1="14.97cm" svg:y1="10.842cm" svg:x2="21.32cm" svg:y2="12.43cm" draw:start-shape="id7" draw:start-glue-point="1" draw:end-shape="id9" draw:end-glue-point="3" svg:d="m14970 10842h1905v1588h4445">
          <text:p/>
        </draw:connector>
        <draw:connector draw:style-name="gr3" draw:text-style-name="P2" draw:layer="layout" draw:line-skew="-1.27cm" svg:x1="14.97cm" svg:y1="14.017cm" svg:x2="21.32cm" svg:y2="12.43cm" draw:start-shape="id8" draw:start-glue-point="1" draw:end-shape="id9" draw:end-glue-point="3" svg:d="m14970 14017h1905v-1587h4445">
          <text:p/>
        </draw:connector>
        <draw:frame draw:style-name="gr8" draw:text-style-name="P4" draw:layer="layout" svg:width="3.075cm" svg:height="0.885cm" svg:x="17.81cm" svg:y="11.695cm">
          <draw:text-box>
            <text:p text:style-name="P4"><text:span text:style-name="T4">TWI Buss</text:span></text:p>
          </draw:text-box>
        </draw:frame>
        <draw:rect draw:style-name="gr4" draw:text-style-name="P3" draw:id="id10" draw:layer="layout" svg:width="3.81cm" svg:height="1.905cm" svg:x="17.51cm" svg:y="3.44cm">
          <text:p text:style-name="P3"><text:span text:style-name="T2">Pan Servo</text:span></text:p>
        </draw:rect>
        <draw:rect draw:style-name="gr4" draw:text-style-name="P3" draw:id="id11" draw:layer="layout" svg:width="3.81cm" svg:height="1.905cm" svg:x="22.59cm" svg:y="3.44cm">
          <text:p text:style-name="P3"><text:span text:style-name="T2">Tilt Servo</text:span></text:p>
        </draw:rect>
        <draw:rect draw:style-name="gr9" draw:text-style-name="P3" draw:id="id12" draw:layer="layout" svg:width="3.81cm" svg:height="1.905cm" svg:x="22.59cm" svg:y="6.715cm">
          <text:p text:style-name="P2"><text:span text:style-name="T2">Serial TX/RX</text:span></text:p>
          <text:p text:style-name="P2"><text:span text:style-name="T2">Logic</text:span></text:p>
        </draw:rect>
        <draw:connector draw:style-name="gr3" draw:text-style-name="P2" draw:layer="layout" svg:x1="21.32cm" svg:y1="4.392cm" svg:x2="22.59cm" svg:y2="4.392cm" draw:start-shape="id10" draw:start-glue-point="1" draw:end-shape="id11" svg:d="m21320 4392h1270">
          <text:p/>
        </draw:connector>
        <draw:connector draw:style-name="gr3" draw:text-style-name="P2" draw:layer="layout" svg:x1="24.495cm" svg:y1="9.89cm" svg:x2="24.495cm" svg:y2="8.62cm" draw:start-shape="id9" draw:start-glue-point="0" draw:end-shape="id12" draw:end-glue-point="2" svg:d="m24495 9890v-1270">
          <text:p/>
        </draw:connector>
        <draw:rect draw:style-name="gr10" draw:text-style-name="P3" draw:id="id13" draw:layer="layout" svg:width="5.08cm" svg:height="1.27cm" svg:x="29.249cm" svg:y="11.795cm">
          <text:p text:style-name="P2"><text:span text:style-name="T2">Status LEDs</text:span></text:p>
        </draw:rect>
        <draw:connector draw:style-name="gr3" draw:text-style-name="P2" draw:layer="layout" svg:x1="27.67cm" svg:y1="12.43cm" svg:x2="29.249cm" svg:y2="12.43cm" draw:start-shape="id9" draw:start-glue-point="1" draw:end-shape="id13" draw:end-glue-point="3" svg:d="m27670 12430h1579">
          <text:p/>
        </draw:connector>
        <draw:line draw:style-name="gr6" draw:text-style-name="P2" draw:layer="layout" svg:x1="29.884cm" svg:y1="11.76cm" svg:x2="29.884cm" svg:y2="10.49cm">
          <text:p/>
        </draw:line>
        <draw:line draw:style-name="gr6" draw:text-style-name="P2" draw:layer="layout" svg:x1="31.789cm" svg:y1="11.76cm" svg:x2="31.789cm" svg:y2="10.49cm">
          <text:p/>
        </draw:line>
        <draw:line draw:style-name="gr6" draw:text-style-name="P2" draw:layer="layout" svg:x1="33.694cm" svg:y1="11.76cm" svg:x2="33.694cm" svg:y2="10.49cm">
          <text:p/>
        </draw:line>
        <draw:frame draw:style-name="gr8" draw:layer="layout" svg:width="1.905cm" svg:height="0.963cm" svg:x="29.249cm" svg:y="9.62cm">
          <draw:text-box>
            <text:p>9V</text:p>
          </draw:text-box>
        </draw:frame>
        <draw:frame draw:style-name="gr8" draw:layer="layout" svg:width="1.905cm" svg:height="0.963cm" svg:x="31.15cm" svg:y="9.621cm">
          <draw:text-box>
            <text:p>5V</text:p>
          </draw:text-box>
        </draw:frame>
        <draw:frame draw:style-name="gr8" draw:layer="layout" svg:width="1.905cm" svg:height="0.963cm" svg:x="32.75cm" svg:y="9.621cm">
          <draw:text-box>
            <text:p>3.3V</text:p>
          </draw:text-box>
        </draw:frame>
        <draw:line draw:style-name="gr6" draw:text-style-name="P2" draw:layer="layout" svg:x1="21.955cm" svg:y1="2.905cm" svg:x2="21.955cm" svg:y2="1.635cm">
          <text:p/>
        </draw:line>
        <draw:connector draw:style-name="gr3" draw:text-style-name="P2" draw:layer="layout" svg:x1="19.415cm" svg:y1="3.44cm" svg:x2="24.495cm" svg:y2="3.44cm" draw:start-shape="id10" draw:start-glue-point="0" draw:end-shape="id11" draw:end-glue-point="0" svg:d="m19415 3440v-501h5080v501">
          <text:p/>
        </draw:connector>
        <draw:line draw:style-name="gr6" draw:text-style-name="P2" draw:layer="layout" svg:x1="30.81cm" svg:y1="2.905cm" svg:x2="30.81cm" svg:y2="1.635cm">
          <text:p/>
        </draw:line>
        <draw:rect draw:style-name="gr9" draw:text-style-name="P3" draw:id="id14" draw:layer="layout" svg:width="5.08cm" svg:height="1.905cm" svg:x="21.955cm" svg:y="16.24cm">
          <text:p text:style-name="P3"><text:span text:style-name="T2">RS-485 Transceiver</text:span></text:p>
          <text:p text:style-name="P3"><text:span text:style-name="T2">SN75HVD </text:span></text:p>
        </draw:rect>
        <draw:connector draw:style-name="gr3" draw:text-style-name="P2" draw:layer="layout" svg:x1="24.495cm" svg:y1="14.97cm" svg:x2="24.495cm" svg:y2="16.24cm" draw:start-shape="id9" draw:start-glue-point="2" draw:end-shape="id14" draw:end-glue-point="0" svg:d="m24495 14970v1270">
          <text:p/>
        </draw:connector>
        <draw:line draw:style-name="gr11" draw:text-style-name="P2" draw:layer="layout" svg:x1="24.495cm" svg:y1="18.145cm" svg:x2="24.495cm" svg:y2="19.415cm">
          <text:p/>
        </draw:line>
        <draw:line draw:style-name="gr6" draw:text-style-name="P2" draw:layer="layout" svg:x1="5.445cm" svg:y1="15.605cm" svg:x2="5.445cm" svg:y2="19.415cm">
          <text:p/>
        </draw:line>
        <draw:frame draw:style-name="gr8" draw:text-style-name="P3" draw:layer="layout" svg:width="5.08cm" svg:height="0.885cm" svg:x="5.445cm" svg:y="1cm">
          <draw:text-box>
            <text:p text:style-name="P3"><text:span text:style-name="T2">+7.5V</text:span></text:p>
          </draw:text-box>
        </draw:frame>
        <draw:frame draw:style-name="gr8" draw:text-style-name="P3" draw:layer="layout" svg:width="5.08cm" svg:height="0.885cm" svg:x="28.305cm" svg:y="1cm">
          <draw:text-box>
            <text:p text:style-name="P3"><text:span text:style-name="T2">+12V</text:span></text:p>
          </draw:text-box>
        </draw:frame>
        <draw:frame draw:style-name="gr8" draw:text-style-name="P3" draw:layer="layout" svg:width="5.08cm" svg:height="0.885cm" svg:x="19.415cm" svg:y="1cm">
          <draw:text-box>
            <text:p text:style-name="P3"><text:span text:style-name="T2">+9.6V</text:span></text:p>
          </draw:text-box>
        </draw:frame>
        <draw:frame draw:style-name="gr8" draw:text-style-name="P3" draw:layer="layout" svg:width="7.62cm" svg:height="0.885cm" svg:x="1.635cm" svg:y="19.415cm">
          <draw:text-box>
            <text:p text:style-name="P3"><text:span text:style-name="T2">Differential Audio to Mainboard</text:span></text:p>
          </draw:text-box>
        </draw:frame>
        <draw:frame draw:style-name="gr8" draw:text-style-name="P3" draw:layer="layout" svg:width="6.35cm" svg:height="0.885cm" svg:x="21.32cm" svg:y="19.415cm">
          <draw:text-box>
            <text:p text:style-name="P3"><text:span text:style-name="T2">RS-485 to Mainboard</text:span></text:p>
          </draw:text-box>
        </draw:frame>
        <draw:connector draw:style-name="gr12" draw:text-style-name="P2" draw:layer="layout" svg:x1="24.495cm" svg:y1="6.715cm" svg:x2="24.495cm" svg:y2="5.345cm" draw:start-shape="id12" draw:start-glue-point="0" draw:end-shape="id11" draw:end-glue-point="2" svg:d="m24495 6715v-1370">
          <text:p/>
        </draw:connector>
        <draw:connector draw:style-name="gr12" draw:text-style-name="P2" draw:layer="layout" svg:x1="26.4cm" svg:y1="7.667cm" svg:x2="35.195cm" svg:y2="7.667cm" draw:start-shape="id12" draw:start-glue-point="1" draw:end-shape="id15" draw:end-glue-point="3" svg:d="m26400 7667h8795">
          <text:p/>
        </draw:connector>
        <draw:connector draw:style-name="gr12" draw:text-style-name="P2" draw:layer="layout" svg:x1="32.95cm" svg:y1="3.857cm" svg:x2="37.417cm" svg:y2="6.715cm" draw:start-shape="id16" draw:start-glue-point="1" draw:end-shape="id15" draw:end-glue-point="0" svg:d="m32950 3857h4467v2858">
          <text:p/>
        </draw:connector>
        <draw:line draw:style-name="gr13" draw:text-style-name="P2" draw:layer="layout" svg:x1="37.395cm" svg:y1="8.62cm" svg:x2="37.395cm" svg:y2="9.89cm">
          <text:p/>
        </draw:line>
        <draw:frame draw:style-name="gr8" draw:text-style-name="P3" draw:layer="layout" svg:width="4.35cm" svg:height="1.361cm" svg:x="35.29cm" svg:y="9.89cm">
          <draw:text-box>
            <text:p text:style-name="P3"><text:span text:style-name="T2">Video to</text:span></text:p>
            <text:p text:style-name="P3"><text:span text:style-name="T2">network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t Morton</meta:initial-creator>
    <meta:creation-date>2011-02-16T10:58:03.13</meta:creation-date>
    <dc:date>2011-02-16T11:58:23.89</dc:date>
    <dc:creator>Kit Morton</dc:creator>
    <meta:editing-duration>PT00H14M17S</meta:editing-duration>
    <meta:editing-cycles>2</meta:editing-cycles>
    <meta:generator>OpenOffice.org/3.2$Win32 OpenOffice.org_project/320m18$Build-9502</meta:generator>
    <meta:document-statistic meta:object-count="55"/>
  </office:meta>
</office:document-meta>
</file>